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f191" officeooo:paragraph-rsid="0007f19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B 5 ex 4</text:p>
      <text:p text:style-name="P1"/>
      <text:p text:style-name="P1">vulgaris@vulgaris:~/Documents/OS/LAB5$ gcc -Wall -g -o test4 test4.c</text:p>
      <text:p text:style-name="P1">vulgaris@vulgaris:~/Documents/OS/LAB5$ ./test4 F2.txt</text:p>
      <text:p text:style-name="P1">Limit: 17</text:p>
      <text:p text:style-name="P1">314685</text:p>
      <text:p text:style-name="P1"/>
      <text:p text:style-name="P1">439647</text:p>
      <text:p text:style-name="P1"/>
      <text:p text:style-name="P1">460824</text:p>
      <text:p text:style-name="P1"/>
      <text:p text:style-name="P1">475931</text:p>
      <text:p text:style-name="P1"/>
      <text:p text:style-name="P1">569756</text:p>
      <text:p text:style-name="P1"/>
      <text:p text:style-name="P1">314685</text:p>
      <text:p text:style-name="P1"/>
      <text:p text:style-name="P1">439647</text:p>
      <text:p text:style-name="P1"/>
      <text:p text:style-name="P1">Received signal with count:1</text:p>
      <text:p text:style-name="P1">jumped</text:p>
      <text:p text:style-name="P1">Received signal with count:2</text:p>
      <text:p text:style-name="P1">Continue printing</text:p>
      <text:p text:style-name="P1">460824</text:p>
      <text:p text:style-name="P1"/>
      <text:p text:style-name="P1">475931</text:p>
      <text:p text:style-name="P1"/>
      <text:p text:style-name="P1">569756</text:p>
      <text:p text:style-name="P1"/>
      <text:p text:style-name="P1">314685</text:p>
      <text:p text:style-name="P1"/>
      <text:p text:style-name="P1">439647</text:p>
      <text:p text:style-name="P1"/>
      <text:p text:style-name="P1">460824</text:p>
      <text:p text:style-name="P1"/>
      <text:p text:style-name="P1">475931</text:p>
      <text:p text:style-name="P1"/>
      <text:p text:style-name="P1">Received signal with count:3</text:p>
      <text:p text:style-name="P1">jumped</text:p>
      <text:p text:style-name="P1">Received signal with count:4</text:p>
      <text:p text:style-name="P1">Continue printing</text:p>
      <text:p text:style-name="P1">439647</text:p>
      <text:p text:style-name="P1"/>
      <text:p text:style-name="P1">460824</text:p>
      <text:p text:style-name="P1"/>
      <text:p text:style-name="P1">475931</text:p>
      <text:p text:style-name="P1"/>
      <text:p text:style-name="P1">569756</text:p>
      <text:p text:style-name="P1"/>
      <text:p text:style-name="P1">314685</text:p>
      <text:p text:style-name="P1"/>
      <text:p text:style-name="P1">Received signal with count:5</text:p>
      <text:p text:style-name="P1"><text:soft-page-break/>jumped</text:p>
      <text:p text:style-name="P1">Received signal with count:6</text:p>
      <text:p text:style-name="P1">Continue printing</text:p>
      <text:p text:style-name="P1">314685</text:p>
      <text:p text:style-name="P1"/>
      <text:p text:style-name="P1">439647</text:p>
      <text:p text:style-name="P1"/>
      <text:p text:style-name="P1">460824</text:p>
      <text:p text:style-name="P1"/>
      <text:p text:style-name="P1">Received signal with count:7</text:p>
      <text:p text:style-name="P1">jumped</text:p>
      <text:p text:style-name="P1">Received signal with count:8</text:p>
      <text:p text:style-name="P1">Continue printing</text:p>
      <text:p text:style-name="P1">475931</text:p>
      <text:p text:style-name="P1"/>
      <text:p text:style-name="P1">569756</text:p>
      <text:p text:style-name="P1"/>
      <text:p text:style-name="P1">314685</text:p>
      <text:p text:style-name="P1"/>
      <text:p text:style-name="P1">439647</text:p>
      <text:p text:style-name="P1"/>
      <text:p text:style-name="P1">460824</text:p>
      <text:p text:style-name="P1"/>
      <text:p text:style-name="P1">475931</text:p>
      <text:p text:style-name="P1"/>
      <text:p text:style-name="P1">Received signal with count:9</text:p>
      <text:p text:style-name="P1">jumped</text:p>
      <text:p text:style-name="P1">Received signal with count:10</text:p>
      <text:p text:style-name="P1">Continue printing</text:p>
      <text:p text:style-name="P1">475931</text:p>
      <text:p text:style-name="P1"/>
      <text:p text:style-name="P1">569756</text:p>
      <text:p text:style-name="P1"/>
      <text:p text:style-name="P1">314685</text:p>
      <text:p text:style-name="P1"/>
      <text:p text:style-name="P1">Received signal with count:11</text:p>
      <text:p text:style-name="P1">jumped</text:p>
      <text:p text:style-name="P1">Received signal with count:12</text:p>
      <text:p text:style-name="P1">Continue printing</text:p>
      <text:p text:style-name="P1">569756</text:p>
      <text:p text:style-name="P1"/>
      <text:p text:style-name="P1">314685</text:p>
      <text:p text:style-name="P1"/>
      <text:p text:style-name="P1">439647</text:p>
      <text:p text:style-name="P1"/>
      <text:p text:style-name="P1">460824</text:p>
      <text:p text:style-name="P1"/>
      <text:p text:style-name="P1">475931</text:p>
      <text:p text:style-name="P1"/>
      <text:p text:style-name="P1">569756</text:p>
      <text:p text:style-name="P1"/>
      <text:p text:style-name="P1">314685</text:p>
      <text:p text:style-name="P1"><text:soft-page-break/></text:p>
      <text:p text:style-name="P1">439647</text:p>
      <text:p text:style-name="P1"/>
      <text:p text:style-name="P1">Received signal with count:13</text:p>
      <text:p text:style-name="P1">jumped</text:p>
      <text:p text:style-name="P1">Received signal with count:14</text:p>
      <text:p text:style-name="P1">Continue printing</text:p>
      <text:p text:style-name="P1">439647</text:p>
      <text:p text:style-name="P1"/>
      <text:p text:style-name="P1">460824</text:p>
      <text:p text:style-name="P1"/>
      <text:p text:style-name="P1">475931</text:p>
      <text:p text:style-name="P1"/>
      <text:p text:style-name="P1">569756</text:p>
      <text:p text:style-name="P1"/>
      <text:p text:style-name="P1">314685</text:p>
      <text:p text:style-name="P1"/>
      <text:p text:style-name="P1">439647</text:p>
      <text:p text:style-name="P1"/>
      <text:p text:style-name="P1">460824</text:p>
      <text:p text:style-name="P1"/>
      <text:p text:style-name="P1">475931</text:p>
      <text:p text:style-name="P1"/>
      <text:p text:style-name="P1">Received signal with count:15</text:p>
      <text:p text:style-name="P1">jumped</text:p>
      <text:p text:style-name="P1">Received signal with count:16</text:p>
      <text:p text:style-name="P1">Continue printing</text:p>
      <text:p text:style-name="P1">314685</text:p>
      <text:p text:style-name="P1"/>
      <text:p text:style-name="P1">439647</text:p>
      <text:p text:style-name="P1">Received signal with count:17</text:p>
      <text:p text:style-name="P1">Ignored</text:p>
      <text:p text:style-name="P1">Ignored</text:p>
      <text:p text:style-name="P1">Received signal with count:18</text:p>
      <text:p text:style-name="P1">Ignored</text:p>
      <text:p text:style-name="P1">460824</text:p>
      <text:p text:style-name="P1"/>
      <text:p text:style-name="P1">475931</text:p>
      <text:p text:style-name="P1"/>
      <text:p text:style-name="P1">569756</text:p>
      <text:p text:style-name="P1"/>
      <text:p text:style-name="P1">314685</text:p>
      <text:p text:style-name="P1"/>
      <text:p text:style-name="P1">Received signal with count:19</text:p>
      <text:p text:style-name="P1">Ignored</text:p>
      <text:p text:style-name="P1">439647</text:p>
      <text:p text:style-name="P1"/>
      <text:p text:style-name="P1">Received signal with count:20</text:p>
      <text:p text:style-name="P1">Ignored</text:p>
      <text:p text:style-name="P1">460824</text:p>
      <text:p text:style-name="P1"/>
      <text:p text:style-name="P1">475931</text:p>
      <text:p text:style-name="P1"><text:soft-page-break/></text:p>
      <text:p text:style-name="P1">569756</text:p>
      <text:p text:style-name="P1"/>
      <text:p text:style-name="P1">314685</text:p>
      <text:p text:style-name="P1"/>
      <text:p text:style-name="P1">439647</text:p>
      <text:p text:style-name="P1"/>
      <text:p text:style-name="P1">460824</text:p>
      <text:p text:style-name="P1"/>
      <text:p text:style-name="P1">475931</text:p>
      <text:p text:style-name="P1"/>
      <text:p text:style-name="P1">569756</text:p>
      <text:p text:style-name="P1"/>
      <text:p text:style-name="P1">Received signal with count:21</text:p>
      <text:p text:style-name="P1">Ignored</text:p>
      <text:p text:style-name="P1">314685</text:p>
      <text:p text:style-name="P1"/>
      <text:p text:style-name="P1">439647</text:p>
      <text:p text:style-name="P1"/>
      <text:p text:style-name="P1">460824</text:p>
      <text:p text:style-name="P1"/>
      <text:p text:style-name="P1">475931</text:p>
      <text:p text:style-name="P1"/>
      <text:p text:style-name="P1">569756</text:p>
      <text:p text:style-name="P1"/>
      <text:p text:style-name="P1">314685</text:p>
      <text:p text:style-name="P1"/>
      <text:p text:style-name="P1">439647</text:p>
      <text:p text:style-name="P1"/>
      <text:p text:style-name="P1">Received signal with count:22</text:p>
      <text:p text:style-name="P1">Killing parent</text:p>
      <text:p text:style-name="P1">Killing child</text:p>
      <text:p text:style-name="P1"/>
      <text:p text:style-name="P1"/>
      <text:p text:style-name="P1">Contents of F2.txt:</text:p>
      <text:p text:style-name="P1">314685</text:p>
      <text:p text:style-name="P1">439647</text:p>
      <text:p text:style-name="P1">460824</text:p>
      <text:p text:style-name="P1">475931</text:p>
      <text:p text:style-name="P1">56975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09:44:59.070753653</meta:creation-date>
    <dc:date>2018-11-12T09:46:23.114409895</dc:date>
    <meta:editing-duration>PT1M25S</meta:editing-duration>
    <meta:editing-cycles>1</meta:editing-cycles>
    <meta:document-statistic meta:table-count="0" meta:image-count="0" meta:object-count="0" meta:page-count="4" meta:paragraph-count="125" meta:word-count="215" meta:character-count="1485" meta:non-whitespace-character-count="1395"/>
    <meta:generator>LibreOffice/6.0.6.2$Linux_X86_64 LibreOffice_project/00m0$Build-2</meta:generator>
  </office:meta>
</office:document-meta>
</file>